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5A000003522B12728D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62cm, 5.29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11cm" svg:height="15.24cm" svg:x="2.756cm" svg:y="9.255cm">
          <draw:image xlink:href="Pictures/100000010000055A000003522B12728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3T23:19:57.331607400</meta:creation-date>
    <dc:date>2025-10-13T23:20:20.702321300</dc:date>
    <meta:editing-duration>PT22S</meta:editing-duration>
    <meta:editing-cycles>2</meta:editing-cycles>
    <meta:generator>LibreOffice/25.8.1.1$Windows_X86_64 LibreOffice_project/54047653041915e595ad4e45cccea684809c77b5</meta:generator>
    <meta:document-statistic meta:object-count="1"/>
  </office:meta>
</office:document-meta>
</file>